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ec488" officeooo:paragraph-rsid="001ec488" style:font-size-asian="15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3pt" officeooo:rsid="001ec488" officeooo:paragraph-rsid="001ec488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1ec488" officeooo:paragraph-rsid="001ec488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font-style="italic" fo:font-weight="bold" officeooo:rsid="001ec488" officeooo:paragraph-rsid="001ec488" style:font-size-asian="11.3500003814697pt" style:font-style-asian="italic" style:font-weight-asian="bold" style:font-size-complex="13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3</text:p>
      <text:p text:style-name="P1"/>
      <text:p text:style-name="P2">Roll No. 33331</text:p>
      <text:p text:style-name="P3"/>
      <text:p text:style-name="P3"/>
      <text:p text:style-name="P3"/>
      <text:p text:style-name="P4">Program : </text:p>
      <text:p text:style-name="P3">import java.util.*;</text:p>
      <text:p text:style-name="P3"/>
      <text:p text:style-name="P3">public class NQueens {</text:p>
      <text:p text:style-name="P3"><text:s text:c="4"/>public static void main(String[] args) {</text:p>
      <text:p text:style-name="P3"><text:s text:c="8"/>Scanner sc = new Scanner(System.in);</text:p>
      <text:p text:style-name="P3"><text:s text:c="8"/>int n = sc.nextInt();</text:p>
      <text:p text:style-name="P3"><text:s text:c="8"/>char[][] grid = new char[n][n];</text:p>
      <text:p text:style-name="P3"><text:s text:c="8"/>for (int i = 0; i &lt; n; i++) {</text:p>
      <text:p text:style-name="P3"><text:s text:c="12"/>Arrays.fill(grid[i], '_');</text:p>
      <text:p text:style-name="P3"><text:s text:c="8"/>}</text:p>
      <text:p text:style-name="P3"><text:s text:c="8"/>nQueen(n, 0, grid);</text:p>
      <text:p text:style-name="P3"><text:s text:c="4"/>}</text:p>
      <text:p text:style-name="P3"/>
      <text:p text:style-name="P3"><text:s text:c="4"/>public static boolean isPossible(char[][] grid, int i, int j) {</text:p>
      <text:p text:style-name="P3"><text:s text:c="8"/>int x, y;</text:p>
      <text:p text:style-name="P3"><text:s text:c="8"/>// column check</text:p>
      <text:p text:style-name="P3"><text:s text:c="8"/>for (x = 0; x &lt; i; x++) {</text:p>
      <text:p text:style-name="P3"><text:s text:c="12"/>if (grid[x][j] == 'Q') {</text:p>
      <text:p text:style-name="P3"><text:s text:c="16"/>return false;</text:p>
      <text:p text:style-name="P3"><text:s text:c="12"/>}</text:p>
      <text:p text:style-name="P3"><text:s text:c="8"/>}</text:p>
      <text:p text:style-name="P3"><text:s text:c="8"/>// left diagonal check</text:p>
      <text:p text:style-name="P3"><text:s text:c="8"/>for (x = i - 1, y = j - 1; x &gt;= 0 &amp;&amp; y &gt;= 0; x--, y--) {</text:p>
      <text:p text:style-name="P3"><text:s text:c="12"/>if (grid[x][y] == 'Q') {</text:p>
      <text:p text:style-name="P3"><text:s text:c="16"/>return false;</text:p>
      <text:p text:style-name="P3"><text:s text:c="12"/>}</text:p>
      <text:p text:style-name="P3"><text:s text:c="8"/>}</text:p>
      <text:p text:style-name="P3"><text:s text:c="8"/>// right diagonal check</text:p>
      <text:p text:style-name="P3"><text:s text:c="8"/>for (x = i - 1, y = j + 1; x &gt;= 0 &amp;&amp; y &lt; grid.length; x--, y++) {</text:p>
      <text:p text:style-name="P3"><text:s text:c="12"/>if (grid[x][y] == 'Q') {</text:p>
      <text:p text:style-name="P3"><text:s text:c="16"/>return false;</text:p>
      <text:p text:style-name="P3"><text:s text:c="12"/>}</text:p>
      <text:p text:style-name="P3"><text:s text:c="8"/>}</text:p>
      <text:p text:style-name="P3"><text:s text:c="8"/>return true;</text:p>
      <text:p text:style-name="P3"><text:s text:c="4"/>}</text:p>
      <text:p text:style-name="P3"/>
      <text:p text:style-name="P3"><text:s text:c="4"/>public static boolean nQueen(int n, int noQ, char[][] grid) {</text:p>
      <text:p text:style-name="P3"><text:s text:c="8"/>if (noQ &gt;= n) {</text:p>
      <text:p text:style-name="P3"><text:s text:c="12"/>System.out.println("Final result: ");</text:p>
      <text:p text:style-name="P3"><text:s text:c="12"/>printGrid(grid);</text:p>
      <text:p text:style-name="P3"><text:s text:c="12"/>return false;</text:p>
      <text:p text:style-name="P3"><text:soft-page-break/><text:s text:c="8"/>}</text:p>
      <text:p text:style-name="P3"><text:s text:c="8"/>for (int j = 0; j &lt; n; j++) {</text:p>
      <text:p text:style-name="P3"><text:s text:c="12"/>if (isPossible(grid, noQ, j)) {</text:p>
      <text:p text:style-name="P3"><text:s text:c="16"/>grid[noQ][j] = 'Q';</text:p>
      <text:p text:style-name="P3"><text:s text:c="16"/>System.out.println("Iteration "+(noQ+1)+": ");</text:p>
      <text:p text:style-name="P3"><text:s text:c="16"/>printGrid(grid);</text:p>
      <text:p text:style-name="P3"><text:s text:c="16"/>if (nQueen(n, noQ + 1, grid)) {</text:p>
      <text:p text:style-name="P3"><text:s text:c="20"/>return true; </text:p>
      <text:p text:style-name="P3"><text:s text:c="16"/>}</text:p>
      <text:p text:style-name="P3"><text:s text:c="16"/>grid[noQ][j] = '_'; </text:p>
      <text:p text:style-name="P3"><text:s text:c="16"/>System.out.println("Backtrack: ");</text:p>
      <text:p text:style-name="P3"><text:s text:c="16"/>printGrid(grid);</text:p>
      <text:p text:style-name="P3"><text:s text:c="12"/>}</text:p>
      <text:p text:style-name="P3"><text:s text:c="8"/>}</text:p>
      <text:p text:style-name="P3"><text:s text:c="8"/>return false;</text:p>
      <text:p text:style-name="P3"><text:s text:c="4"/>}</text:p>
      <text:p text:style-name="P3"/>
      <text:p text:style-name="P3"><text:s text:c="4"/>public static void printGrid(char[][] grid) {</text:p>
      <text:p text:style-name="P3"><text:s text:c="8"/>for (int i = 0; i &lt; grid.length; i++) {</text:p>
      <text:p text:style-name="P3"><text:s text:c="12"/>for (int j = 0; j &lt; grid[0].length; j++) {</text:p>
      <text:p text:style-name="P3"><text:s text:c="16"/>System.out.print(grid[i][j] + " ");</text:p>
      <text:p text:style-name="P3"><text:s text:c="12"/>}</text:p>
      <text:p text:style-name="P3"><text:s text:c="12"/>System.out.println();</text:p>
      <text:p text:style-name="P3"><text:s text:c="8"/>}</text:p>
      <text:p text:style-name="P3"><text:s text:c="8"/>System.out.println();</text:p>
      <text:p text:style-name="P3"><text:s text:c="4"/>}</text:p>
      <text:p text:style-name="P3">}</text:p>
      <text:p text:style-name="P3"/>
      <text:p text:style-name="P3"/>
      <text:p text:style-name="P3"/>
      <text:p text:style-name="P3"/>
      <text:p text:style-name="P4">Output:</text:p>
      <text:p text:style-name="P3"/>
      <text:p text:style-name="P3">Test Case 1 :</text:p>
      <text:p text:style-name="P3">Queens : 4</text:p>
      <text:p text:style-name="P3"/>
      <text:p text:style-name="P3">4</text:p>
      <text:p text:style-name="P3">Iteration 1: </text:p>
      <text:p text:style-name="P3">Q _ _ _ </text:p>
      <text:p text:style-name="P3">_ _ _ _ </text:p>
      <text:p text:style-name="P3">_ _ _ _ </text:p>
      <text:p text:style-name="P3">_ _ _ _ </text:p>
      <text:p text:style-name="P3"/>
      <text:p text:style-name="P3">Iteration 2: </text:p>
      <text:p text:style-name="P3">Q _ _ _ </text:p>
      <text:p text:style-name="P3">_ _ Q _ </text:p>
      <text:p text:style-name="P3">_ _ _ _ </text:p>
      <text:p text:style-name="P3">_ _ _ _ </text:p>
      <text:p text:style-name="P3"><text:soft-page-break/></text:p>
      <text:p text:style-name="P3">Backtrack: </text:p>
      <text:p text:style-name="P3">Q _ _ _ </text:p>
      <text:p text:style-name="P3">_ _ _ _ </text:p>
      <text:p text:style-name="P3">_ _ _ _ </text:p>
      <text:p text:style-name="P3">_ _ _ _ </text:p>
      <text:p text:style-name="P3"/>
      <text:p text:style-name="P3">Iteration 2: </text:p>
      <text:p text:style-name="P3">Q _ _ _ </text:p>
      <text:p text:style-name="P3">_ _ _ Q </text:p>
      <text:p text:style-name="P3">_ _ _ _ </text:p>
      <text:p text:style-name="P3">_ _ _ _ </text:p>
      <text:p text:style-name="P3"/>
      <text:p text:style-name="P3">Iteration 3: </text:p>
      <text:p text:style-name="P3">Q _ _ _ </text:p>
      <text:p text:style-name="P3">_ _ _ Q </text:p>
      <text:p text:style-name="P3">_ Q _ _ </text:p>
      <text:p text:style-name="P3">_ _ _ _ </text:p>
      <text:p text:style-name="P3"/>
      <text:p text:style-name="P3">Backtrack: </text:p>
      <text:p text:style-name="P3">Q _ _ _ </text:p>
      <text:p text:style-name="P3">_ _ _ Q </text:p>
      <text:p text:style-name="P3">_ _ _ _ </text:p>
      <text:p text:style-name="P3">_ _ _ _ </text:p>
      <text:p text:style-name="P3"/>
      <text:p text:style-name="P3">Backtrack: </text:p>
      <text:p text:style-name="P3">Q _ _ _ </text:p>
      <text:p text:style-name="P3">_ _ _ _ </text:p>
      <text:p text:style-name="P3">_ _ _ _ </text:p>
      <text:p text:style-name="P3">_ _ _ _ </text:p>
      <text:p text:style-name="P3"/>
      <text:p text:style-name="P3">Backtrack: </text:p>
      <text:p text:style-name="P3">_ _ _ _ </text:p>
      <text:p text:style-name="P3">_ _ _ _ </text:p>
      <text:p text:style-name="P3">_ _ _ _ </text:p>
      <text:p text:style-name="P3">_ _ _ _ </text:p>
      <text:p text:style-name="P3"/>
      <text:p text:style-name="P3">Iteration 1: </text:p>
      <text:p text:style-name="P3">_ Q _ _ </text:p>
      <text:p text:style-name="P3">_ _ _ _ </text:p>
      <text:p text:style-name="P3">_ _ _ _ </text:p>
      <text:p text:style-name="P3">_ _ _ _ </text:p>
      <text:p text:style-name="P3"/>
      <text:p text:style-name="P3">Iteration 2: </text:p>
      <text:p text:style-name="P3">_ Q _ _ </text:p>
      <text:p text:style-name="P3">_ _ _ Q </text:p>
      <text:p text:style-name="P3">_ _ _ _ </text:p>
      <text:p text:style-name="P3">_ _ _ _ </text:p>
      <text:p text:style-name="P3"><text:soft-page-break/></text:p>
      <text:p text:style-name="P3">Iteration 3: </text:p>
      <text:p text:style-name="P3">_ Q _ _ </text:p>
      <text:p text:style-name="P3">_ _ _ Q </text:p>
      <text:p text:style-name="P3">Q _ _ _ </text:p>
      <text:p text:style-name="P3">_ _ _ _ </text:p>
      <text:p text:style-name="P3"/>
      <text:p text:style-name="P3">Iteration 4: </text:p>
      <text:p text:style-name="P3">_ Q _ _ </text:p>
      <text:p text:style-name="P3">_ _ _ Q </text:p>
      <text:p text:style-name="P3">Q _ _ _ </text:p>
      <text:p text:style-name="P3">_ _ Q _ </text:p>
      <text:p text:style-name="P3"/>
      <text:p text:style-name="P3">Final result: </text:p>
      <text:p text:style-name="P3">_ Q _ _ </text:p>
      <text:p text:style-name="P3">_ _ _ Q </text:p>
      <text:p text:style-name="P3">Q _ _ _ </text:p>
      <text:p text:style-name="P3">_ _ Q _ </text:p>
      <text:p text:style-name="P3"/>
      <text:p text:style-name="P3">Backtrack: </text:p>
      <text:p text:style-name="P3">_ Q _ _ </text:p>
      <text:p text:style-name="P3">_ _ _ Q </text:p>
      <text:p text:style-name="P3">Q _ _ _ </text:p>
      <text:p text:style-name="P3">_ _ _ _ </text:p>
      <text:p text:style-name="P3"/>
      <text:p text:style-name="P3">Backtrack: </text:p>
      <text:p text:style-name="P3">_ Q _ _ </text:p>
      <text:p text:style-name="P3">_ _ _ Q </text:p>
      <text:p text:style-name="P3">_ _ _ _ </text:p>
      <text:p text:style-name="P3">_ _ _ _ </text:p>
      <text:p text:style-name="P3"/>
      <text:p text:style-name="P3">Backtrack: </text:p>
      <text:p text:style-name="P3">_ Q _ _ </text:p>
      <text:p text:style-name="P3">_ _ _ _ </text:p>
      <text:p text:style-name="P3">_ _ _ _ </text:p>
      <text:p text:style-name="P3">_ _ _ _ </text:p>
      <text:p text:style-name="P3"/>
      <text:p text:style-name="P3">Backtrack: </text:p>
      <text:p text:style-name="P3">_ _ _ _ </text:p>
      <text:p text:style-name="P3">_ _ _ _ </text:p>
      <text:p text:style-name="P3">_ _ _ _ </text:p>
      <text:p text:style-name="P3">_ _ _ _ </text:p>
      <text:p text:style-name="P3"/>
      <text:p text:style-name="P3">Iteration 1: </text:p>
      <text:p text:style-name="P3">_ _ Q _ </text:p>
      <text:p text:style-name="P3">_ _ _ _ </text:p>
      <text:p text:style-name="P3">_ _ _ _ </text:p>
      <text:p text:style-name="P3">_ _ _ _ </text:p>
      <text:p text:style-name="P3"><text:soft-page-break/></text:p>
      <text:p text:style-name="P3">Iteration 2: </text:p>
      <text:p text:style-name="P3">_ _ Q _ </text:p>
      <text:p text:style-name="P3">Q _ _ _ </text:p>
      <text:p text:style-name="P3">_ _ _ _ </text:p>
      <text:p text:style-name="P3">_ _ _ _ </text:p>
      <text:p text:style-name="P3"/>
      <text:p text:style-name="P3">Iteration 3: </text:p>
      <text:p text:style-name="P3">_ _ Q _ </text:p>
      <text:p text:style-name="P3">Q _ _ _ </text:p>
      <text:p text:style-name="P3">_ _ _ Q </text:p>
      <text:p text:style-name="P3">_ _ _ _ </text:p>
      <text:p text:style-name="P3"/>
      <text:p text:style-name="P3">Iteration 4: </text:p>
      <text:p text:style-name="P3">_ _ Q _ </text:p>
      <text:p text:style-name="P3">Q _ _ _ </text:p>
      <text:p text:style-name="P3">_ _ _ Q </text:p>
      <text:p text:style-name="P3">_ Q _ _ </text:p>
      <text:p text:style-name="P3"/>
      <text:p text:style-name="P3">Final result: </text:p>
      <text:p text:style-name="P3">_ _ Q _ </text:p>
      <text:p text:style-name="P3">Q _ _ _ </text:p>
      <text:p text:style-name="P3">_ _ _ Q </text:p>
      <text:p text:style-name="P3">_ Q _ _ </text:p>
      <text:p text:style-name="P3"/>
      <text:p text:style-name="P3">Backtrack: </text:p>
      <text:p text:style-name="P3">_ _ Q _ </text:p>
      <text:p text:style-name="P3">Q _ _ _ </text:p>
      <text:p text:style-name="P3">_ _ _ Q </text:p>
      <text:p text:style-name="P3">_ _ _ _ </text:p>
      <text:p text:style-name="P3"/>
      <text:p text:style-name="P3">Backtrack: </text:p>
      <text:p text:style-name="P3">_ _ Q _ </text:p>
      <text:p text:style-name="P3">Q _ _ _ </text:p>
      <text:p text:style-name="P3">_ _ _ _ </text:p>
      <text:p text:style-name="P3">_ _ _ _ </text:p>
      <text:p text:style-name="P3"/>
      <text:p text:style-name="P3">Backtrack: </text:p>
      <text:p text:style-name="P3">_ _ Q _ </text:p>
      <text:p text:style-name="P3">_ _ _ _ </text:p>
      <text:p text:style-name="P3">_ _ _ _ </text:p>
      <text:p text:style-name="P3">_ _ _ _ </text:p>
      <text:p text:style-name="P3"/>
      <text:p text:style-name="P3">Backtrack: </text:p>
      <text:p text:style-name="P3">_ _ _ _ </text:p>
      <text:p text:style-name="P3">_ _ _ _ </text:p>
      <text:p text:style-name="P3">_ _ _ _ </text:p>
      <text:p text:style-name="P3">_ _ _ _ </text:p>
      <text:p text:style-name="P3"><text:soft-page-break/></text:p>
      <text:p text:style-name="P3">Iteration 1: </text:p>
      <text:p text:style-name="P3">_ _ _ Q </text:p>
      <text:p text:style-name="P3">_ _ _ _ </text:p>
      <text:p text:style-name="P3">_ _ _ _ </text:p>
      <text:p text:style-name="P3">_ _ _ _ </text:p>
      <text:p text:style-name="P3"/>
      <text:p text:style-name="P3">Iteration 2: </text:p>
      <text:p text:style-name="P3">_ _ _ Q </text:p>
      <text:p text:style-name="P3">Q _ _ _ </text:p>
      <text:p text:style-name="P3">_ _ _ _ </text:p>
      <text:p text:style-name="P3">_ _ _ _ </text:p>
      <text:p text:style-name="P3"/>
      <text:p text:style-name="P3">Iteration 3: </text:p>
      <text:p text:style-name="P3">_ _ _ Q </text:p>
      <text:p text:style-name="P3">Q _ _ _ </text:p>
      <text:p text:style-name="P3">_ _ Q _ </text:p>
      <text:p text:style-name="P3">_ _ _ _ </text:p>
      <text:p text:style-name="P3"/>
      <text:p text:style-name="P3">Backtrack: </text:p>
      <text:p text:style-name="P3">_ _ _ Q </text:p>
      <text:p text:style-name="P3">Q _ _ _ </text:p>
      <text:p text:style-name="P3">_ _ _ _ </text:p>
      <text:p text:style-name="P3">_ _ _ _ </text:p>
      <text:p text:style-name="P3"/>
      <text:p text:style-name="P3">Backtrack: </text:p>
      <text:p text:style-name="P3">_ _ _ Q </text:p>
      <text:p text:style-name="P3">_ _ _ _ </text:p>
      <text:p text:style-name="P3">_ _ _ _ </text:p>
      <text:p text:style-name="P3">_ _ _ _ </text:p>
      <text:p text:style-name="P3"/>
      <text:p text:style-name="P3">Iteration 2: </text:p>
      <text:p text:style-name="P3">_ _ _ Q </text:p>
      <text:p text:style-name="P3">_ Q _ _ </text:p>
      <text:p text:style-name="P3">_ _ _ _ </text:p>
      <text:p text:style-name="P3">_ _ _ _ </text:p>
      <text:p text:style-name="P3"/>
      <text:p text:style-name="P3">Backtrack: </text:p>
      <text:p text:style-name="P3">_ _ _ Q </text:p>
      <text:p text:style-name="P3">_ _ _ _ </text:p>
      <text:p text:style-name="P3">_ _ _ _ </text:p>
      <text:p text:style-name="P3">_ _ _ _ </text:p>
      <text:p text:style-name="P3"/>
      <text:p text:style-name="P3">Backtrack: </text:p>
      <text:p text:style-name="P3">_ _ _ _ </text:p>
      <text:p text:style-name="P3">_ _ _ _ </text:p>
      <text:p text:style-name="P3">_ _ _ _ </text:p>
      <text:p text:style-name="P3">_ _ _ _ </text:p>
      <text:p text:style-name="P3"><text:soft-page-break/></text:p>
      <text:p text:style-name="P3">Test Case 2 : </text:p>
      <text:p text:style-name="P3">No. of Queens : 3</text:p>
      <text:p text:style-name="P3"/>
      <text:p text:style-name="P3">Iteration 1: </text:p>
      <text:p text:style-name="P3">Q _ _ </text:p>
      <text:p text:style-name="P3">_ _ _ </text:p>
      <text:p text:style-name="P3">_ _ _ </text:p>
      <text:p text:style-name="P3"/>
      <text:p text:style-name="P3">Iteration 2: </text:p>
      <text:p text:style-name="P3">Q _ _ </text:p>
      <text:p text:style-name="P3">_ _ Q </text:p>
      <text:p text:style-name="P3">_ _ _ </text:p>
      <text:p text:style-name="P3"/>
      <text:p text:style-name="P3">Backtrack: </text:p>
      <text:p text:style-name="P3">Q _ _ </text:p>
      <text:p text:style-name="P3">_ _ _ </text:p>
      <text:p text:style-name="P3">_ _ _ </text:p>
      <text:p text:style-name="P3"/>
      <text:p text:style-name="P3">Backtrack: </text:p>
      <text:p text:style-name="P3">_ _ _ </text:p>
      <text:p text:style-name="P3">_ _ _ </text:p>
      <text:p text:style-name="P3">_ _ _ </text:p>
      <text:p text:style-name="P3"/>
      <text:p text:style-name="P3">Iteration 1: </text:p>
      <text:p text:style-name="P3">_ Q _ </text:p>
      <text:p text:style-name="P3">_ _ _ </text:p>
      <text:p text:style-name="P3">_ _ _ </text:p>
      <text:p text:style-name="P3"/>
      <text:p text:style-name="P3">Backtrack: </text:p>
      <text:p text:style-name="P3">_ _ _ </text:p>
      <text:p text:style-name="P3">_ _ _ </text:p>
      <text:p text:style-name="P3">_ _ _ </text:p>
      <text:p text:style-name="P3"/>
      <text:p text:style-name="P3">Iteration 1: </text:p>
      <text:p text:style-name="P3">_ _ Q </text:p>
      <text:p text:style-name="P3">_ _ _ </text:p>
      <text:p text:style-name="P3">_ _ _ </text:p>
      <text:p text:style-name="P3"/>
      <text:p text:style-name="P3">Iteration 2: </text:p>
      <text:p text:style-name="P3">_ _ Q </text:p>
      <text:p text:style-name="P3">Q _ _ </text:p>
      <text:p text:style-name="P3">_ _ _ </text:p>
      <text:p text:style-name="P3"/>
      <text:p text:style-name="P3">Backtrack: </text:p>
      <text:p text:style-name="P3">_ _ Q </text:p>
      <text:p text:style-name="P3">_ _ _ </text:p>
      <text:p text:style-name="P3">_ _ _ </text:p>
      <text:p text:style-name="P3"><text:soft-page-break/></text:p>
      <text:p text:style-name="P3">Backtrack: </text:p>
      <text:p text:style-name="P3">_ _ _ </text:p>
      <text:p text:style-name="P3">_ _ _ </text:p>
      <text:p text:style-name="P3">_ _ _ </text:p>
      <text:p text:style-name="P3"/>
      <text:p text:style-name="P3"/>
      <text:p text:style-name="P3"/>
      <text:p text:style-name="P3">Test Case 3 : </text:p>
      <text:p text:style-name="P3">No. of Queens : 5</text:p>
      <text:p text:style-name="P3"/>
      <text:p text:style-name="P3">Iteration 1: </text:p>
      <text:p text:style-name="P3">Q _ _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Q _ _ _ _ </text:p>
      <text:p text:style-name="P3">_ _ Q _ _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Q _ _ _ _ </text:p>
      <text:p text:style-name="P3">_ _ Q _ _ </text:p>
      <text:p text:style-name="P3">_ _ _ _ Q </text:p>
      <text:p text:style-name="P3">_ _ _ _ _ </text:p>
      <text:p text:style-name="P3">_ _ _ _ _ </text:p>
      <text:p text:style-name="P3"/>
      <text:p text:style-name="P3">Iteration 4: </text:p>
      <text:p text:style-name="P3">Q _ _ _ _ </text:p>
      <text:p text:style-name="P3">_ _ Q _ _ </text:p>
      <text:p text:style-name="P3">_ _ _ _ Q </text:p>
      <text:p text:style-name="P3">_ Q _ _ _ </text:p>
      <text:p text:style-name="P3">_ _ _ _ _ </text:p>
      <text:p text:style-name="P3"/>
      <text:p text:style-name="P3">Iteration 5: </text:p>
      <text:p text:style-name="P3">Q _ _ _ _ </text:p>
      <text:p text:style-name="P3">_ _ Q _ _ </text:p>
      <text:p text:style-name="P3">_ _ _ _ Q </text:p>
      <text:p text:style-name="P3">_ Q _ _ _ </text:p>
      <text:p text:style-name="P3">_ _ _ Q _ </text:p>
      <text:p text:style-name="P3"/>
      <text:p text:style-name="P3">Final result: </text:p>
      <text:p text:style-name="P3">Q _ _ _ _ </text:p>
      <text:p text:style-name="P3"><text:soft-page-break/>_ _ Q _ _ </text:p>
      <text:p text:style-name="P3">_ _ _ _ Q </text:p>
      <text:p text:style-name="P3">_ Q _ _ _ </text:p>
      <text:p text:style-name="P3">_ _ _ Q _ </text:p>
      <text:p text:style-name="P3"/>
      <text:p text:style-name="P3">Backtrack: </text:p>
      <text:p text:style-name="P3">Q _ _ _ _ </text:p>
      <text:p text:style-name="P3">_ _ Q _ _ </text:p>
      <text:p text:style-name="P3">_ _ _ _ Q </text:p>
      <text:p text:style-name="P3">_ Q _ _ _ </text:p>
      <text:p text:style-name="P3">_ _ _ _ _ </text:p>
      <text:p text:style-name="P3"/>
      <text:p text:style-name="P3">Backtrack: </text:p>
      <text:p text:style-name="P3">Q _ _ _ _ </text:p>
      <text:p text:style-name="P3">_ _ Q _ _ </text:p>
      <text:p text:style-name="P3">_ _ _ _ Q </text:p>
      <text:p text:style-name="P3">_ _ _ _ _ </text:p>
      <text:p text:style-name="P3">_ _ _ _ _ </text:p>
      <text:p text:style-name="P3"/>
      <text:p text:style-name="P3">Backtrack: </text:p>
      <text:p text:style-name="P3">Q _ _ _ _ </text:p>
      <text:p text:style-name="P3">_ _ Q _ _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Q _ _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Q _ _ _ _ </text:p>
      <text:p text:style-name="P3">_ _ _ Q _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Q _ _ _ _ </text:p>
      <text:p text:style-name="P3">_ _ _ Q _ </text:p>
      <text:p text:style-name="P3">_ Q _ _ _ </text:p>
      <text:p text:style-name="P3">_ _ _ _ _ </text:p>
      <text:p text:style-name="P3">_ _ _ _ _ </text:p>
      <text:p text:style-name="P3"/>
      <text:p text:style-name="P3">Iteration 4: </text:p>
      <text:p text:style-name="P3"><text:soft-page-break/>Q _ _ _ _ </text:p>
      <text:p text:style-name="P3">_ _ _ Q _ </text:p>
      <text:p text:style-name="P3">_ Q _ _ _ </text:p>
      <text:p text:style-name="P3">_ _ _ _ Q </text:p>
      <text:p text:style-name="P3">_ _ _ _ _ </text:p>
      <text:p text:style-name="P3"/>
      <text:p text:style-name="P3">Iteration 5: </text:p>
      <text:p text:style-name="P3">Q _ _ _ _ </text:p>
      <text:p text:style-name="P3">_ _ _ Q _ </text:p>
      <text:p text:style-name="P3">_ Q _ _ _ </text:p>
      <text:p text:style-name="P3">_ _ _ _ Q </text:p>
      <text:p text:style-name="P3">_ _ Q _ _ </text:p>
      <text:p text:style-name="P3"/>
      <text:p text:style-name="P3">Final result: </text:p>
      <text:p text:style-name="P3">Q _ _ _ _ </text:p>
      <text:p text:style-name="P3">_ _ _ Q _ </text:p>
      <text:p text:style-name="P3">_ Q _ _ _ </text:p>
      <text:p text:style-name="P3">_ _ _ _ Q </text:p>
      <text:p text:style-name="P3">_ _ Q _ _ </text:p>
      <text:p text:style-name="P3"/>
      <text:p text:style-name="P3">Backtrack: </text:p>
      <text:p text:style-name="P3">Q _ _ _ _ </text:p>
      <text:p text:style-name="P3">_ _ _ Q _ </text:p>
      <text:p text:style-name="P3">_ Q _ _ _ </text:p>
      <text:p text:style-name="P3">_ _ _ _ Q </text:p>
      <text:p text:style-name="P3">_ _ _ _ _ </text:p>
      <text:p text:style-name="P3"/>
      <text:p text:style-name="P3">Backtrack: </text:p>
      <text:p text:style-name="P3">Q _ _ _ _ </text:p>
      <text:p text:style-name="P3">_ _ _ Q _ </text:p>
      <text:p text:style-name="P3">_ Q _ _ _ </text:p>
      <text:p text:style-name="P3">_ _ _ _ _ </text:p>
      <text:p text:style-name="P3">_ _ _ _ _ </text:p>
      <text:p text:style-name="P3"/>
      <text:p text:style-name="P3">Backtrack: </text:p>
      <text:p text:style-name="P3">Q _ _ _ _ </text:p>
      <text:p text:style-name="P3">_ _ _ Q _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Q _ _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<text:soft-page-break/>Iteration 2: </text:p>
      <text:p text:style-name="P3">Q _ _ _ _ </text:p>
      <text:p text:style-name="P3">_ _ _ _ Q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Q _ _ _ _ </text:p>
      <text:p text:style-name="P3">_ _ _ _ Q </text:p>
      <text:p text:style-name="P3">_ Q _ _ _ </text:p>
      <text:p text:style-name="P3">_ _ _ _ _ </text:p>
      <text:p text:style-name="P3">_ _ _ _ _ </text:p>
      <text:p text:style-name="P3"/>
      <text:p text:style-name="P3">Backtrack: </text:p>
      <text:p text:style-name="P3">Q _ _ _ _ </text:p>
      <text:p text:style-name="P3">_ _ _ _ Q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Q _ _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_ _ _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1: </text:p>
      <text:p text:style-name="P3">_ Q _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_ Q _ _ _ </text:p>
      <text:p text:style-name="P3">_ _ _ Q _ </text:p>
      <text:p text:style-name="P3">_ _ _ _ _ </text:p>
      <text:p text:style-name="P3">_ _ _ _ _ </text:p>
      <text:p text:style-name="P3">_ _ _ _ _ </text:p>
      <text:p text:style-name="P3"><text:soft-page-break/></text:p>
      <text:p text:style-name="P3">Iteration 3: </text:p>
      <text:p text:style-name="P3">_ Q _ _ _ </text:p>
      <text:p text:style-name="P3">_ _ _ Q _ </text:p>
      <text:p text:style-name="P3">Q _ _ _ _ </text:p>
      <text:p text:style-name="P3">_ _ _ _ _ </text:p>
      <text:p text:style-name="P3">_ _ _ _ _ </text:p>
      <text:p text:style-name="P3"/>
      <text:p text:style-name="P3">Iteration 4: </text:p>
      <text:p text:style-name="P3">_ Q _ _ _ </text:p>
      <text:p text:style-name="P3">_ _ _ Q _ </text:p>
      <text:p text:style-name="P3">Q _ _ _ _ </text:p>
      <text:p text:style-name="P3">_ _ Q _ _ </text:p>
      <text:p text:style-name="P3">_ _ _ _ _ </text:p>
      <text:p text:style-name="P3"/>
      <text:p text:style-name="P3">Iteration 5: </text:p>
      <text:p text:style-name="P3">_ Q _ _ _ </text:p>
      <text:p text:style-name="P3">_ _ _ Q _ </text:p>
      <text:p text:style-name="P3">Q _ _ _ _ </text:p>
      <text:p text:style-name="P3">_ _ Q _ _ </text:p>
      <text:p text:style-name="P3">_ _ _ _ Q </text:p>
      <text:p text:style-name="P3"/>
      <text:p text:style-name="P3">Final result: </text:p>
      <text:p text:style-name="P3">_ Q _ _ _ </text:p>
      <text:p text:style-name="P3">_ _ _ Q _ </text:p>
      <text:p text:style-name="P3">Q _ _ _ _ </text:p>
      <text:p text:style-name="P3">_ _ Q _ _ </text:p>
      <text:p text:style-name="P3">_ _ _ _ Q </text:p>
      <text:p text:style-name="P3"/>
      <text:p text:style-name="P3">Backtrack: </text:p>
      <text:p text:style-name="P3">_ Q _ _ _ </text:p>
      <text:p text:style-name="P3">_ _ _ Q _ </text:p>
      <text:p text:style-name="P3">Q _ _ _ _ </text:p>
      <text:p text:style-name="P3">_ _ Q _ _ </text:p>
      <text:p text:style-name="P3">_ _ _ _ _ </text:p>
      <text:p text:style-name="P3"/>
      <text:p text:style-name="P3">Backtrack: </text:p>
      <text:p text:style-name="P3">_ Q _ _ _ </text:p>
      <text:p text:style-name="P3">_ _ _ Q _ </text:p>
      <text:p text:style-name="P3">Q _ _ _ _ </text:p>
      <text:p text:style-name="P3">_ _ _ _ _ </text:p>
      <text:p text:style-name="P3">_ _ _ _ _ </text:p>
      <text:p text:style-name="P3"/>
      <text:p text:style-name="P3">Backtrack: </text:p>
      <text:p text:style-name="P3">_ Q _ _ _ </text:p>
      <text:p text:style-name="P3">_ _ _ Q _ </text:p>
      <text:p text:style-name="P3">_ _ _ _ _ </text:p>
      <text:p text:style-name="P3">_ _ _ _ _ </text:p>
      <text:p text:style-name="P3"><text:soft-page-break/>_ _ _ _ _ </text:p>
      <text:p text:style-name="P3"/>
      <text:p text:style-name="P3">Backtrack: </text:p>
      <text:p text:style-name="P3">_ Q _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_ Q _ _ _ </text:p>
      <text:p text:style-name="P3">_ _ _ _ Q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_ Q _ _ _ </text:p>
      <text:p text:style-name="P3">_ _ _ _ Q </text:p>
      <text:p text:style-name="P3">Q _ _ _ _ </text:p>
      <text:p text:style-name="P3">_ _ _ _ _ </text:p>
      <text:p text:style-name="P3">_ _ _ _ _ </text:p>
      <text:p text:style-name="P3"/>
      <text:p text:style-name="P3">Iteration 4: </text:p>
      <text:p text:style-name="P3">_ Q _ _ _ </text:p>
      <text:p text:style-name="P3">_ _ _ _ Q </text:p>
      <text:p text:style-name="P3">Q _ _ _ _ </text:p>
      <text:p text:style-name="P3">_ _ _ Q _ </text:p>
      <text:p text:style-name="P3">_ _ _ _ _ </text:p>
      <text:p text:style-name="P3"/>
      <text:p text:style-name="P3">Backtrack: </text:p>
      <text:p text:style-name="P3">_ Q _ _ _ </text:p>
      <text:p text:style-name="P3">_ _ _ _ Q </text:p>
      <text:p text:style-name="P3">Q _ _ _ _ </text:p>
      <text:p text:style-name="P3">_ _ _ _ _ </text:p>
      <text:p text:style-name="P3">_ _ _ _ _ </text:p>
      <text:p text:style-name="P3"/>
      <text:p text:style-name="P3">Backtrack: </text:p>
      <text:p text:style-name="P3">_ Q _ _ _ </text:p>
      <text:p text:style-name="P3">_ _ _ _ Q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_ Q _ _ _ </text:p>
      <text:p text:style-name="P3">_ _ _ _ Q </text:p>
      <text:p text:style-name="P3">_ _ Q _ _ </text:p>
      <text:p text:style-name="P3"><text:soft-page-break/>_ _ _ _ _ </text:p>
      <text:p text:style-name="P3">_ _ _ _ _ </text:p>
      <text:p text:style-name="P3"/>
      <text:p text:style-name="P3">Iteration 4: </text:p>
      <text:p text:style-name="P3">_ Q _ _ _ </text:p>
      <text:p text:style-name="P3">_ _ _ _ Q </text:p>
      <text:p text:style-name="P3">_ _ Q _ _ </text:p>
      <text:p text:style-name="P3">Q _ _ _ _ </text:p>
      <text:p text:style-name="P3">_ _ _ _ _ </text:p>
      <text:p text:style-name="P3"/>
      <text:p text:style-name="P3">Iteration 5: </text:p>
      <text:p text:style-name="P3">_ Q _ _ _ </text:p>
      <text:p text:style-name="P3">_ _ _ _ Q </text:p>
      <text:p text:style-name="P3">_ _ Q _ _ </text:p>
      <text:p text:style-name="P3">Q _ _ _ _ </text:p>
      <text:p text:style-name="P3">_ _ _ Q _ </text:p>
      <text:p text:style-name="P3"/>
      <text:p text:style-name="P3">Final result: </text:p>
      <text:p text:style-name="P3">_ Q _ _ _ </text:p>
      <text:p text:style-name="P3">_ _ _ _ Q </text:p>
      <text:p text:style-name="P3">_ _ Q _ _ </text:p>
      <text:p text:style-name="P3">Q _ _ _ _ </text:p>
      <text:p text:style-name="P3">_ _ _ Q _ </text:p>
      <text:p text:style-name="P3"/>
      <text:p text:style-name="P3">Backtrack: </text:p>
      <text:p text:style-name="P3">_ Q _ _ _ </text:p>
      <text:p text:style-name="P3">_ _ _ _ Q </text:p>
      <text:p text:style-name="P3">_ _ Q _ _ </text:p>
      <text:p text:style-name="P3">Q _ _ _ _ </text:p>
      <text:p text:style-name="P3">_ _ _ _ _ </text:p>
      <text:p text:style-name="P3"/>
      <text:p text:style-name="P3">Backtrack: </text:p>
      <text:p text:style-name="P3">_ Q _ _ _ </text:p>
      <text:p text:style-name="P3">_ _ _ _ Q </text:p>
      <text:p text:style-name="P3">_ _ Q _ _ </text:p>
      <text:p text:style-name="P3">_ _ _ _ _ </text:p>
      <text:p text:style-name="P3">_ _ _ _ _ </text:p>
      <text:p text:style-name="P3"/>
      <text:p text:style-name="P3">Backtrack: </text:p>
      <text:p text:style-name="P3">_ Q _ _ _ </text:p>
      <text:p text:style-name="P3">_ _ _ _ Q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_ Q _ _ _ </text:p>
      <text:p text:style-name="P3">_ _ _ _ _ </text:p>
      <text:p text:style-name="P3"><text:soft-page-break/>_ _ _ _ _ </text:p>
      <text:p text:style-name="P3">_ _ _ _ _ </text:p>
      <text:p text:style-name="P3">_ _ _ _ _ </text:p>
      <text:p text:style-name="P3"/>
      <text:p text:style-name="P3">Backtrack: </text:p>
      <text:p text:style-name="P3">_ _ _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1: </text:p>
      <text:p text:style-name="P3">_ _ Q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_ _ Q _ _ </text:p>
      <text:p text:style-name="P3">Q _ _ _ _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_ _ Q _ _ </text:p>
      <text:p text:style-name="P3">Q _ _ _ _ </text:p>
      <text:p text:style-name="P3">_ _ _ Q _ </text:p>
      <text:p text:style-name="P3">_ _ _ _ _ </text:p>
      <text:p text:style-name="P3">_ _ _ _ _ </text:p>
      <text:p text:style-name="P3"/>
      <text:p text:style-name="P3">Iteration 4: </text:p>
      <text:p text:style-name="P3">_ _ Q _ _ </text:p>
      <text:p text:style-name="P3">Q _ _ _ _ </text:p>
      <text:p text:style-name="P3">_ _ _ Q _ </text:p>
      <text:p text:style-name="P3">_ Q _ _ _ </text:p>
      <text:p text:style-name="P3">_ _ _ _ _ </text:p>
      <text:p text:style-name="P3"/>
      <text:p text:style-name="P3">Iteration 5: </text:p>
      <text:p text:style-name="P3">_ _ Q _ _ </text:p>
      <text:p text:style-name="P3">Q _ _ _ _ </text:p>
      <text:p text:style-name="P3">_ _ _ Q _ </text:p>
      <text:p text:style-name="P3">_ Q _ _ _ </text:p>
      <text:p text:style-name="P3">_ _ _ _ Q </text:p>
      <text:p text:style-name="P3"/>
      <text:p text:style-name="P3">Final result: </text:p>
      <text:p text:style-name="P3">_ _ Q _ _ </text:p>
      <text:p text:style-name="P3"><text:soft-page-break/>Q _ _ _ _ </text:p>
      <text:p text:style-name="P3">_ _ _ Q _ </text:p>
      <text:p text:style-name="P3">_ Q _ _ _ </text:p>
      <text:p text:style-name="P3">_ _ _ _ Q </text:p>
      <text:p text:style-name="P3"/>
      <text:p text:style-name="P3">Backtrack: </text:p>
      <text:p text:style-name="P3">_ _ Q _ _ </text:p>
      <text:p text:style-name="P3">Q _ _ _ _ </text:p>
      <text:p text:style-name="P3">_ _ _ Q _ </text:p>
      <text:p text:style-name="P3">_ Q _ _ _ </text:p>
      <text:p text:style-name="P3">_ _ _ _ _ </text:p>
      <text:p text:style-name="P3"/>
      <text:p text:style-name="P3">Backtrack: </text:p>
      <text:p text:style-name="P3">_ _ Q _ _ </text:p>
      <text:p text:style-name="P3">Q _ _ _ _ </text:p>
      <text:p text:style-name="P3">_ _ _ Q _ </text:p>
      <text:p text:style-name="P3">_ _ _ _ _ </text:p>
      <text:p text:style-name="P3">_ _ _ _ _ </text:p>
      <text:p text:style-name="P3"/>
      <text:p text:style-name="P3">Backtrack: </text:p>
      <text:p text:style-name="P3">_ _ Q _ _ </text:p>
      <text:p text:style-name="P3">Q _ _ _ _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_ _ Q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_ _ Q _ _ </text:p>
      <text:p text:style-name="P3">_ _ _ _ Q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_ _ Q _ _ </text:p>
      <text:p text:style-name="P3">_ _ _ _ Q </text:p>
      <text:p text:style-name="P3">_ Q _ _ _ </text:p>
      <text:p text:style-name="P3">_ _ _ _ _ </text:p>
      <text:p text:style-name="P3">_ _ _ _ _ </text:p>
      <text:p text:style-name="P3"/>
      <text:p text:style-name="P3">Iteration 4: </text:p>
      <text:p text:style-name="P3"><text:soft-page-break/>_ _ Q _ _ </text:p>
      <text:p text:style-name="P3">_ _ _ _ Q </text:p>
      <text:p text:style-name="P3">_ Q _ _ _ </text:p>
      <text:p text:style-name="P3">_ _ _ Q _ </text:p>
      <text:p text:style-name="P3">_ _ _ _ _ </text:p>
      <text:p text:style-name="P3"/>
      <text:p text:style-name="P3">Iteration 5: </text:p>
      <text:p text:style-name="P3">_ _ Q _ _ </text:p>
      <text:p text:style-name="P3">_ _ _ _ Q </text:p>
      <text:p text:style-name="P3">_ Q _ _ _ </text:p>
      <text:p text:style-name="P3">_ _ _ Q _ </text:p>
      <text:p text:style-name="P3">Q _ _ _ _ </text:p>
      <text:p text:style-name="P3"/>
      <text:p text:style-name="P3">Final result: </text:p>
      <text:p text:style-name="P3">_ _ Q _ _ </text:p>
      <text:p text:style-name="P3">_ _ _ _ Q </text:p>
      <text:p text:style-name="P3">_ Q _ _ _ </text:p>
      <text:p text:style-name="P3">_ _ _ Q _ </text:p>
      <text:p text:style-name="P3">Q _ _ _ _ </text:p>
      <text:p text:style-name="P3"/>
      <text:p text:style-name="P3">Backtrack: </text:p>
      <text:p text:style-name="P3">_ _ Q _ _ </text:p>
      <text:p text:style-name="P3">_ _ _ _ Q </text:p>
      <text:p text:style-name="P3">_ Q _ _ _ </text:p>
      <text:p text:style-name="P3">_ _ _ Q _ </text:p>
      <text:p text:style-name="P3">_ _ _ _ _ </text:p>
      <text:p text:style-name="P3"/>
      <text:p text:style-name="P3">Backtrack: </text:p>
      <text:p text:style-name="P3">_ _ Q _ _ </text:p>
      <text:p text:style-name="P3">_ _ _ _ Q </text:p>
      <text:p text:style-name="P3">_ Q _ _ _ </text:p>
      <text:p text:style-name="P3">_ _ _ _ _ </text:p>
      <text:p text:style-name="P3">_ _ _ _ _ </text:p>
      <text:p text:style-name="P3"/>
      <text:p text:style-name="P3">Backtrack: </text:p>
      <text:p text:style-name="P3">_ _ Q _ _ </text:p>
      <text:p text:style-name="P3">_ _ _ _ Q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_ _ Q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<text:soft-page-break/>Backtrack: </text:p>
      <text:p text:style-name="P3">_ _ _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1: </text:p>
      <text:p text:style-name="P3">_ _ _ Q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_ _ _ Q _ </text:p>
      <text:p text:style-name="P3">Q _ _ _ _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_ _ _ Q _ </text:p>
      <text:p text:style-name="P3">Q _ _ _ _ </text:p>
      <text:p text:style-name="P3">_ _ Q _ _ </text:p>
      <text:p text:style-name="P3">_ _ _ _ _ </text:p>
      <text:p text:style-name="P3">_ _ _ _ _ </text:p>
      <text:p text:style-name="P3"/>
      <text:p text:style-name="P3">Iteration 4: </text:p>
      <text:p text:style-name="P3">_ _ _ Q _ </text:p>
      <text:p text:style-name="P3">Q _ _ _ _ </text:p>
      <text:p text:style-name="P3">_ _ Q _ _ </text:p>
      <text:p text:style-name="P3">_ _ _ _ Q </text:p>
      <text:p text:style-name="P3">_ _ _ _ _ </text:p>
      <text:p text:style-name="P3"/>
      <text:p text:style-name="P3">Iteration 5: </text:p>
      <text:p text:style-name="P3">_ _ _ Q _ </text:p>
      <text:p text:style-name="P3">Q _ _ _ _ </text:p>
      <text:p text:style-name="P3">_ _ Q _ _ </text:p>
      <text:p text:style-name="P3">_ _ _ _ Q </text:p>
      <text:p text:style-name="P3">_ Q _ _ _ </text:p>
      <text:p text:style-name="P3"/>
      <text:p text:style-name="P3">Final result: </text:p>
      <text:p text:style-name="P3">_ _ _ Q _ </text:p>
      <text:p text:style-name="P3">Q _ _ _ _ </text:p>
      <text:p text:style-name="P3">_ _ Q _ _ </text:p>
      <text:p text:style-name="P3">_ _ _ _ Q </text:p>
      <text:p text:style-name="P3">_ Q _ _ _ </text:p>
      <text:p text:style-name="P3"><text:soft-page-break/></text:p>
      <text:p text:style-name="P3">Backtrack: </text:p>
      <text:p text:style-name="P3">_ _ _ Q _ </text:p>
      <text:p text:style-name="P3">Q _ _ _ _ </text:p>
      <text:p text:style-name="P3">_ _ Q _ _ </text:p>
      <text:p text:style-name="P3">_ _ _ _ Q </text:p>
      <text:p text:style-name="P3">_ _ _ _ _ </text:p>
      <text:p text:style-name="P3"/>
      <text:p text:style-name="P3">Backtrack: </text:p>
      <text:p text:style-name="P3">_ _ _ Q _ </text:p>
      <text:p text:style-name="P3">Q _ _ _ _ </text:p>
      <text:p text:style-name="P3">_ _ Q _ _ </text:p>
      <text:p text:style-name="P3">_ _ _ _ _ </text:p>
      <text:p text:style-name="P3">_ _ _ _ _ </text:p>
      <text:p text:style-name="P3"/>
      <text:p text:style-name="P3">Backtrack: </text:p>
      <text:p text:style-name="P3">_ _ _ Q _ </text:p>
      <text:p text:style-name="P3">Q _ _ _ _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_ _ _ Q _ </text:p>
      <text:p text:style-name="P3">Q _ _ _ _ </text:p>
      <text:p text:style-name="P3">_ _ _ _ Q </text:p>
      <text:p text:style-name="P3">_ _ _ _ _ </text:p>
      <text:p text:style-name="P3">_ _ _ _ _ </text:p>
      <text:p text:style-name="P3"/>
      <text:p text:style-name="P3">Iteration 4: </text:p>
      <text:p text:style-name="P3">_ _ _ Q _ </text:p>
      <text:p text:style-name="P3">Q _ _ _ _ </text:p>
      <text:p text:style-name="P3">_ _ _ _ Q </text:p>
      <text:p text:style-name="P3">_ Q _ _ _ </text:p>
      <text:p text:style-name="P3">_ _ _ _ _ </text:p>
      <text:p text:style-name="P3"/>
      <text:p text:style-name="P3">Backtrack: </text:p>
      <text:p text:style-name="P3">_ _ _ Q _ </text:p>
      <text:p text:style-name="P3">Q _ _ _ _ </text:p>
      <text:p text:style-name="P3">_ _ _ _ Q </text:p>
      <text:p text:style-name="P3">_ _ _ _ _ </text:p>
      <text:p text:style-name="P3">_ _ _ _ _ </text:p>
      <text:p text:style-name="P3"/>
      <text:p text:style-name="P3">Backtrack: </text:p>
      <text:p text:style-name="P3">_ _ _ Q _ </text:p>
      <text:p text:style-name="P3">Q _ _ _ _ </text:p>
      <text:p text:style-name="P3">_ _ _ _ _ </text:p>
      <text:p text:style-name="P3">_ _ _ _ _ </text:p>
      <text:p text:style-name="P3"><text:soft-page-break/>_ _ _ _ _ </text:p>
      <text:p text:style-name="P3"/>
      <text:p text:style-name="P3">Backtrack: </text:p>
      <text:p text:style-name="P3">_ _ _ Q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_ _ _ Q _ </text:p>
      <text:p text:style-name="P3">_ Q _ _ _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_ _ _ Q _ </text:p>
      <text:p text:style-name="P3">_ Q _ _ _ </text:p>
      <text:p text:style-name="P3">_ _ _ _ Q </text:p>
      <text:p text:style-name="P3">_ _ _ _ _ </text:p>
      <text:p text:style-name="P3">_ _ _ _ _ </text:p>
      <text:p text:style-name="P3"/>
      <text:p text:style-name="P3">Iteration 4: </text:p>
      <text:p text:style-name="P3">_ _ _ Q _ </text:p>
      <text:p text:style-name="P3">_ Q _ _ _ </text:p>
      <text:p text:style-name="P3">_ _ _ _ Q </text:p>
      <text:p text:style-name="P3">_ _ Q _ _ </text:p>
      <text:p text:style-name="P3">_ _ _ _ _ </text:p>
      <text:p text:style-name="P3"/>
      <text:p text:style-name="P3">Iteration 5: </text:p>
      <text:p text:style-name="P3">_ _ _ Q _ </text:p>
      <text:p text:style-name="P3">_ Q _ _ _ </text:p>
      <text:p text:style-name="P3">_ _ _ _ Q </text:p>
      <text:p text:style-name="P3">_ _ Q _ _ </text:p>
      <text:p text:style-name="P3">Q _ _ _ _ </text:p>
      <text:p text:style-name="P3"/>
      <text:p text:style-name="P3">Final result: </text:p>
      <text:p text:style-name="P3">_ _ _ Q _ </text:p>
      <text:p text:style-name="P3">_ Q _ _ _ </text:p>
      <text:p text:style-name="P3">_ _ _ _ Q </text:p>
      <text:p text:style-name="P3">_ _ Q _ _ </text:p>
      <text:p text:style-name="P3">Q _ _ _ _ </text:p>
      <text:p text:style-name="P3"/>
      <text:p text:style-name="P3">Backtrack: </text:p>
      <text:p text:style-name="P3">_ _ _ Q _ </text:p>
      <text:p text:style-name="P3">_ Q _ _ _ </text:p>
      <text:p text:style-name="P3">_ _ _ _ Q </text:p>
      <text:p text:style-name="P3"><text:soft-page-break/>_ _ Q _ _ </text:p>
      <text:p text:style-name="P3">_ _ _ _ _ </text:p>
      <text:p text:style-name="P3"/>
      <text:p text:style-name="P3">Backtrack: </text:p>
      <text:p text:style-name="P3">_ _ _ Q _ </text:p>
      <text:p text:style-name="P3">_ Q _ _ _ </text:p>
      <text:p text:style-name="P3">_ _ _ _ Q </text:p>
      <text:p text:style-name="P3">_ _ _ _ _ </text:p>
      <text:p text:style-name="P3">_ _ _ _ _ </text:p>
      <text:p text:style-name="P3"/>
      <text:p text:style-name="P3">Backtrack: </text:p>
      <text:p text:style-name="P3">_ _ _ Q _ </text:p>
      <text:p text:style-name="P3">_ Q _ _ _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_ _ _ Q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_ _ _ _ _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1: </text:p>
      <text:p text:style-name="P3">_ _ _ _ Q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_ _ _ _ Q </text:p>
      <text:p text:style-name="P3">Q _ _ _ _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_ _ _ _ Q </text:p>
      <text:p text:style-name="P3">Q _ _ _ _ </text:p>
      <text:p text:style-name="P3"><text:soft-page-break/>_ _ _ Q _ </text:p>
      <text:p text:style-name="P3">_ _ _ _ _ </text:p>
      <text:p text:style-name="P3">_ _ _ _ _ </text:p>
      <text:p text:style-name="P3"/>
      <text:p text:style-name="P3">Backtrack: </text:p>
      <text:p text:style-name="P3">_ _ _ _ Q </text:p>
      <text:p text:style-name="P3">Q _ _ _ _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_ _ _ _ Q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_ _ _ _ Q </text:p>
      <text:p text:style-name="P3">_ Q _ _ _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_ _ _ _ Q </text:p>
      <text:p text:style-name="P3">_ Q _ _ _ </text:p>
      <text:p text:style-name="P3">_ _ _ Q _ </text:p>
      <text:p text:style-name="P3">_ _ _ _ _ </text:p>
      <text:p text:style-name="P3">_ _ _ _ _ </text:p>
      <text:p text:style-name="P3"/>
      <text:p text:style-name="P3">Iteration 4: </text:p>
      <text:p text:style-name="P3">_ _ _ _ Q </text:p>
      <text:p text:style-name="P3">_ Q _ _ _ </text:p>
      <text:p text:style-name="P3">_ _ _ Q _ </text:p>
      <text:p text:style-name="P3">Q _ _ _ _ </text:p>
      <text:p text:style-name="P3">_ _ _ _ _ </text:p>
      <text:p text:style-name="P3"/>
      <text:p text:style-name="P3">Iteration 5: </text:p>
      <text:p text:style-name="P3">_ _ _ _ Q </text:p>
      <text:p text:style-name="P3">_ Q _ _ _ </text:p>
      <text:p text:style-name="P3">_ _ _ Q _ </text:p>
      <text:p text:style-name="P3">Q _ _ _ _ </text:p>
      <text:p text:style-name="P3">_ _ Q _ _ </text:p>
      <text:p text:style-name="P3"/>
      <text:p text:style-name="P3">Final result: </text:p>
      <text:p text:style-name="P3">_ _ _ _ Q </text:p>
      <text:p text:style-name="P3"><text:soft-page-break/>_ Q _ _ _ </text:p>
      <text:p text:style-name="P3">_ _ _ Q _ </text:p>
      <text:p text:style-name="P3">Q _ _ _ _ </text:p>
      <text:p text:style-name="P3">_ _ Q _ _ </text:p>
      <text:p text:style-name="P3"/>
      <text:p text:style-name="P3">Backtrack: </text:p>
      <text:p text:style-name="P3">_ _ _ _ Q </text:p>
      <text:p text:style-name="P3">_ Q _ _ _ </text:p>
      <text:p text:style-name="P3">_ _ _ Q _ </text:p>
      <text:p text:style-name="P3">Q _ _ _ _ </text:p>
      <text:p text:style-name="P3">_ _ _ _ _ </text:p>
      <text:p text:style-name="P3"/>
      <text:p text:style-name="P3">Backtrack: </text:p>
      <text:p text:style-name="P3">_ _ _ _ Q </text:p>
      <text:p text:style-name="P3">_ Q _ _ _ </text:p>
      <text:p text:style-name="P3">_ _ _ Q _ </text:p>
      <text:p text:style-name="P3">_ _ _ _ _ </text:p>
      <text:p text:style-name="P3">_ _ _ _ _ </text:p>
      <text:p text:style-name="P3"/>
      <text:p text:style-name="P3">Backtrack: </text:p>
      <text:p text:style-name="P3">_ _ _ _ Q </text:p>
      <text:p text:style-name="P3">_ Q _ _ _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_ _ _ _ Q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Iteration 2: </text:p>
      <text:p text:style-name="P3">_ _ _ _ Q </text:p>
      <text:p text:style-name="P3">_ _ Q _ _ </text:p>
      <text:p text:style-name="P3">_ _ _ _ _ </text:p>
      <text:p text:style-name="P3">_ _ _ _ _ </text:p>
      <text:p text:style-name="P3">_ _ _ _ _ </text:p>
      <text:p text:style-name="P3"/>
      <text:p text:style-name="P3">Iteration 3: </text:p>
      <text:p text:style-name="P3">_ _ _ _ Q </text:p>
      <text:p text:style-name="P3">_ _ Q _ _ </text:p>
      <text:p text:style-name="P3">Q _ _ _ _ </text:p>
      <text:p text:style-name="P3">_ _ _ _ _ </text:p>
      <text:p text:style-name="P3">_ _ _ _ _ </text:p>
      <text:p text:style-name="P3"/>
      <text:p text:style-name="P3">Iteration 4: </text:p>
      <text:p text:style-name="P3"><text:soft-page-break/>_ _ _ _ Q </text:p>
      <text:p text:style-name="P3">_ _ Q _ _ </text:p>
      <text:p text:style-name="P3">Q _ _ _ _ </text:p>
      <text:p text:style-name="P3">_ _ _ Q _ </text:p>
      <text:p text:style-name="P3">_ _ _ _ _ </text:p>
      <text:p text:style-name="P3"/>
      <text:p text:style-name="P3">Iteration 5: </text:p>
      <text:p text:style-name="P3">_ _ _ _ Q </text:p>
      <text:p text:style-name="P3">_ _ Q _ _ </text:p>
      <text:p text:style-name="P3">Q _ _ _ _ </text:p>
      <text:p text:style-name="P3">_ _ _ Q _ </text:p>
      <text:p text:style-name="P3">_ Q _ _ _ </text:p>
      <text:p text:style-name="P3"/>
      <text:p text:style-name="P3">Final result: </text:p>
      <text:p text:style-name="P3">_ _ _ _ Q </text:p>
      <text:p text:style-name="P3">_ _ Q _ _ </text:p>
      <text:p text:style-name="P3">Q _ _ _ _ </text:p>
      <text:p text:style-name="P3">_ _ _ Q _ </text:p>
      <text:p text:style-name="P3">_ Q _ _ _ </text:p>
      <text:p text:style-name="P3"/>
      <text:p text:style-name="P3">Backtrack: </text:p>
      <text:p text:style-name="P3">_ _ _ _ Q </text:p>
      <text:p text:style-name="P3">_ _ Q _ _ </text:p>
      <text:p text:style-name="P3">Q _ _ _ _ </text:p>
      <text:p text:style-name="P3">_ _ _ Q _ </text:p>
      <text:p text:style-name="P3">_ _ _ _ _ </text:p>
      <text:p text:style-name="P3"/>
      <text:p text:style-name="P3">Backtrack: </text:p>
      <text:p text:style-name="P3">_ _ _ _ Q </text:p>
      <text:p text:style-name="P3">_ _ Q _ _ </text:p>
      <text:p text:style-name="P3">Q _ _ _ _ </text:p>
      <text:p text:style-name="P3">_ _ _ _ _ </text:p>
      <text:p text:style-name="P3">_ _ _ _ _ </text:p>
      <text:p text:style-name="P3"/>
      <text:p text:style-name="P3">Backtrack: </text:p>
      <text:p text:style-name="P3">_ _ _ _ Q </text:p>
      <text:p text:style-name="P3">_ _ Q _ _ </text:p>
      <text:p text:style-name="P3">_ _ _ _ _ </text:p>
      <text:p text:style-name="P3">_ _ _ _ _ </text:p>
      <text:p text:style-name="P3">_ _ _ _ _ </text:p>
      <text:p text:style-name="P3"/>
      <text:p text:style-name="P3">Backtrack: </text:p>
      <text:p text:style-name="P3">_ _ _ _ Q </text:p>
      <text:p text:style-name="P3">_ _ _ _ _ </text:p>
      <text:p text:style-name="P3">_ _ _ _ _ </text:p>
      <text:p text:style-name="P3">_ _ _ _ _ </text:p>
      <text:p text:style-name="P3">_ _ _ _ _ </text:p>
      <text:p text:style-name="P3"/>
      <text:p text:style-name="P3"><text:soft-page-break/>Backtrack: </text:p>
      <text:p text:style-name="P3">_ _ _ _ _ </text:p>
      <text:p text:style-name="P3">_ _ _ _ _ </text:p>
      <text:p text:style-name="P3">_ _ _ _ _ </text:p>
      <text:p text:style-name="P3">_ _ _ _ _ </text:p>
      <text:p text:style-name="P3">_ _ _ _ _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2T13:01:35.043659079</meta:creation-date>
    <dc:date>2024-08-12T13:12:43.357856573</dc:date>
    <meta:editing-duration>PT48S</meta:editing-duration>
    <meta:editing-cycles>1</meta:editing-cycles>
    <meta:document-statistic meta:table-count="0" meta:image-count="0" meta:object-count="0" meta:page-count="25" meta:paragraph-count="981" meta:word-count="4066" meta:character-count="11041" meta:non-whitespace-character-count="6424"/>
    <meta:generator>LibreOffice/6.4.7.2$Linux_X86_64 LibreOffice_project/40$Build-2</meta:generator>
  </office:meta>
</office:document-meta>
</file>